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/>
    </style:style>
    <style:style style:name="P2" style:family="paragraph" style:parent-style-name="Standard">
      <style:text-properties style:font-name="Andale Mono" officeooo:paragraph-rsid="000bb390"/>
    </style:style>
    <style:style style:name="P3" style:family="paragraph" style:parent-style-name="Standard">
      <style:text-properties style:font-name="Andale Mono" officeooo:paragraph-rsid="000caf91"/>
    </style:style>
    <style:style style:name="P4" style:family="paragraph" style:parent-style-name="Standard">
      <style:text-properties style:font-name="Andale Mono" officeooo:paragraph-rsid="000ea0a8"/>
    </style:style>
    <style:style style:name="P5" style:family="paragraph" style:parent-style-name="Standard">
      <style:text-properties style:font-name="Andale Mono" officeooo:paragraph-rsid="000ef39e"/>
    </style:style>
    <style:style style:name="T1" style:family="text">
      <style:text-properties officeooo:rsid="000bb3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300ff" loext:opacity="100%"/>
    </style:style>
    <style:style style:name="T5" style:family="text">
      <style:text-properties fo:color="#1300ff" loext:opacity="100%" fo:font-weight="bold" style:font-weight-asian="bold" style:font-weight-complex="bold"/>
    </style:style>
    <style:style style:name="T6" style:family="text">
      <style:text-properties fo:color="#1300ff" loext:opacity="100%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1300ff" loext:opacity="100%" fo:font-style="normal" style:text-underline-style="none" style:font-style-asian="normal" style:font-style-complex="normal"/>
    </style:style>
    <style:style style:name="T8" style:family="text">
      <style:text-properties fo:color="#1300ff" loext:opacity="100%" style:text-underline-style="solid" style:text-underline-width="auto" style:text-underline-color="font-color"/>
    </style:style>
    <style:style style:name="T9" style:family="text">
      <style:text-properties fo:color="#8eff3f" loext:opacity="100%"/>
    </style:style>
    <style:style style:name="T10" style:family="text">
      <style:text-properties fo:color="#16a400" loext:opacity="100%"/>
    </style:style>
    <style:style style:name="T11" style:family="text">
      <style:text-properties fo:color="#16a400" loext:opacity="100%" fo:font-weight="bold" style:font-weight-asian="bold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officeooo:rsid="000bb390"/>
    </style:style>
    <style:style style:name="T14" style:family="text">
      <style:text-properties fo:color="#ff0000" loext:opacity="100%"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color="#ff0000" loext:opacity="100%" fo:font-style="normal" style:text-underline-style="none" style:font-style-asian="normal" style:font-style-complex="normal"/>
    </style:style>
    <style:style style:name="T16" style:family="text">
      <style:text-properties fo:color="#ff0000" loext:opacity="100%" style:text-underline-style="solid" style:text-underline-width="auto" style:text-underline-color="font-color"/>
    </style:style>
    <style:style style:name="T17" style:family="text">
      <style:text-properties fo:color="#81d41a" loext:opacity="100%"/>
    </style:style>
    <style:style style:name="T18" style:family="text">
      <style:text-properties fo:color="#158466" loext:opacity="100%"/>
    </style:style>
    <style:style style:name="T19" style:family="text">
      <style:text-properties fo:color="#158466" loext:opacity="100%" fo:font-weight="bold" style:font-weight-asian="bold" style:font-weight-complex="bold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color="#729fcf" loext:opacity="100%"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text-underline-style="none"/>
    </style:style>
    <style:style style:name="T24" style:family="text">
      <style:text-properties officeooo:rsid="000ea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╔══════════════════════════════════════════════════════════════════╗</text:p>
      <text:p text:style-name="P1">// ║ <text:s/><text:span text:style-name="T5"><text:s/>____ <text:s text:c="3"/>_ <text:s text:c="12"/>__ <text:s/>__ <text:s text:c="10"/>_ <text:s text:c="11"/>_ <text:s text:c="8"/></text:span><text:s/>║</text:p>
      <text:p text:style-name="P1">// ║ <text:span text:style-name="T5"><text:s/>| <text:s/>_ \ <text:s/>(_) <text:s text:c="10"/>| <text:s/>\/ <text:s/>| <text:s text:c="8"/>| | <text:s text:c="9"/>(_) <text:s text:c="7"/></text:span><text:s/>║</text:p>
      <text:p text:style-name="P1">// ║ <text:s/><text:span text:style-name="T5">| |_) | <text:s/>_ <text:s text:c="3"/>__ _ <text:s text:c="3"/>| \ <text:s/>/ | <text:s text:c="2"/>__ _ <text:s/>| |_ <text:s text:c="2"/>_ __ <text:s text:c="2"/>_ <text:s/>__ <text:s/>__ </text:span><text:s/>║</text:p>
      <text:p text:style-name="P1">// ║ <text:span text:style-name="T5"><text:s/>| <text:s/>_ &lt; <text:s/>| | <text:s/>/ _` | <text:s text:c="2"/>| |\/| | <text:s/>/ _` | | __| | '__| | | \ \/ / </text:span><text:s/>║</text:p>
      <text:p text:style-name="P1">// ║ <text:span text:style-name="T5"><text:s/>| |_) | | | | (_| | <text:s text:c="2"/>| | <text:s/>| | | (_| | | |_ <text:s/>| | <text:s text:c="3"/>| | <text:s/>&gt; <text:s/>&lt; </text:span><text:s text:c="2"/>║</text:p>
      <text:p text:style-name="P1">// ║ <text:span text:style-name="T5"><text:s/>|____/ <text:s/>|_| <text:s/>\__, | <text:s text:c="2"/>|_| <text:s/>|_| <text:s/>\__,_| <text:s/>\__| |_| <text:s text:c="3"/>|_| /_/\_\</text:span> <text:s/>║</text:p>
      <text:p text:style-name="P1">// ║<text:span text:style-name="T5"> <text:s text:c="15"/>__/ | <text:s text:c="42"/></text:span><text:s text:c="2"/>║</text:p>
      <text:p text:style-name="P1">// ║<text:span text:style-name="T5"> <text:s text:c="14"/>|___/ <text:s text:c="43"/></text:span><text:s text:c="2"/>║</text:p>
      <text:p text:style-name="P1">// ║ <text:s text:c="65"/>║</text:p>
      <text:p text:style-name="P1">// ║ <text:span text:style-name="T5"><text:s/>_ <text:s text:c="8"/>_____ <text:s text:c="2"/>_____ <text:s text:c="5"/>_____ <text:s text:c="26"/>_ </text:span><text:span text:style-name="T4"><text:s/></text:span>║</text:p>
      <text:p text:style-name="P1">// ║ <text:span text:style-name="T5">| | <text:s text:c="6"/>/ ____| | <text:s/>__ \ <text:s text:c="3"/>| <text:s/>__ \ <text:s text:c="24"/>| </text:span><text:span text:style-name="T4">|</text:span> ║</text:p>
      <text:p text:style-name="P1">// ║ <text:span text:style-name="T5">| | <text:s text:c="5"/>| | <text:s text:c="5"/>| | <text:s/>| | <text:s text:c="2"/>| |__) | <text:s text:c="2"/>__ _ <text:s text:c="2"/>_ __ <text:s text:c="4"/>___ <text:s/>| |</text:span> ║</text:p>
      <text:p text:style-name="P1">// ║ <text:span text:style-name="T5">| | <text:s text:c="5"/>| | <text:s text:c="5"/>| | <text:s/>| | <text:s text:c="2"/>| <text:s/>___/ <text:s text:c="2"/>/ _` | | '_ \ <text:s text:c="2"/>/ _ \ | |</text:span> ║</text:p>
      <text:p text:style-name="P1">// ║ <text:span text:style-name="T5">| |____ <text:s/>| |____ <text:s/>| |__| | <text:s text:c="2"/>| | <text:s text:c="5"/>| (_| | | | | | | <text:s/>__/ | | </text:span>║</text:p>
      <text:p text:style-name="P1">// ║ <text:span text:style-name="T5">|______| <text:s/>\_____| |_____/ <text:s text:c="3"/>|_| <text:s text:c="6"/>\__,_| |_| |_| <text:s/>\___| |_|</text:span> ║</text:p>
      <text:p text:style-name="P1">// ║ <text:span text:style-name="T5"><text:s text:c="64"/></text:span><text:s/>║</text:p>
      <text:p text:style-name="P1">// ║ <text:s/><text:span text:style-name="T19">Software:</text:span><text:span text:style-name="T11"> </text:span><text:s text:c="54"/>║</text:p>
      <text:p text:style-name="P1">// ║ <text:s text:c="5"/><text:span text:style-name="T18">Desarrollo de Aplicaciones</text:span>. <text:s text:c="32"/>║ <text:s/></text:p>
      <text:p text:style-name="P1">// ║ <text:s text:c="5"/>App para mobiles y sistema arduino desarrollado por: <text:s text:c="7"/>║</text:p>
      <text:p text:style-name="P4">// ║ <text:s text:c="5"/>WTDev ( Prof: Mauricio West) <text:s text:c="31"/>║</text:p>
      <text:p text:style-name="P4">// ║ <text:s text:c="65"/>║</text:p>
      <text:p text:style-name="P4">// ║<text:tab/><text:tab/><text:span text:style-name="T24">Email:</text:span><text:a xlink:type="simple" xlink:href="mailto:mauriciowest@gmail.com" text:style-name="Internet_20_link" text:visited-style-name="Visited_20_Internet_20_Link"><text:span text:style-name="T24">mauriciowest@gmail.com</text:span></text:a><text:span text:style-name="T24"> <text:s/></text:span><text:s text:c="30"/>║</text:p>
      <text:p text:style-name="P1">// ║ <text:s text:c="4"/><text:span text:style-name="T15"><text:s/></text:span><text:span text:style-name="T7">https://wtdevelopments.github.io/</text:span><text:span text:style-name="T23"> <text:s/></text:span><text:s text:c="25"/>║</text:p>
      <text:p text:style-name="P1">// ║ <text:s text:c="5"/><text:span text:style-name="T8">https://github.com/mwest0101/EEST2BigScreenMatrixScreen</text:span> <text:s text:c="4"/>║</text:p>
      <text:p text:style-name="P1">// ║ <text:s text:c="65"/>║</text:p>
      <text:p text:style-name="P1">// ║ <text:s/><text:span text:style-name="T19">Hardware:</text:span><text:span text:style-name="T11"> </text:span><text:s text:c="54"/>║</text:p>
      <text:p text:style-name="P1">// ║ <text:s text:c="5"/><text:span text:style-name="T18">Desarrollado por: </text:span><text:s text:c="42"/>║</text:p>
      <text:p text:style-name="P1">// ║ <text:s text:c="9"/><text:span text:style-name="T3">Escuela Tecnica 2</text:span> de Junin (Bs. As) Argentina <text:s text:c="10"/>║ <text:s text:c="11"/></text:p>
      <text:p text:style-name="P1">// ║ <text:s text:c="9"/>Alumnos de 7º Año de la tecnicatura informatica y <text:s text:c="6"/>║</text:p>
      <text:p text:style-name="P5">// ║ <text:s text:c="9"/>programación . <text:s text:c="41"/>║</text:p>
      <text:p text:style-name="P5">// ║ <text:s text:c="9"/>https://www.facebook.com/tecnica2junin/?locale=es_LA <text:s text:c="3"/>║ <text:s text:c="37"/></text:p>
      <text:p text:style-name="P1">// ║ <text:s text:c="65"/>║</text:p>
      <text:p text:style-name="P1">// ║ <text:s/>Año: <text:s text:c="3"/>2023 <text:s text:c="51"/>║</text:p>
      <text:p text:style-name="P1">// ║ <text:s text:c="65"/>║</text:p>
      <text:p text:style-name="P1">// ╚══════════════════════════════════════════════════════════════════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5:34.078423984</meta:creation-date>
    <dc:date>2023-11-09T00:55:38.222732538</dc:date>
    <meta:editing-duration>PT9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331" meta:character-count="2604" meta:non-whitespace-character-count="1006"/>
  </office:meta>
</office:document-meta>
</file>